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8.223cm"/>
    </style:style>
    <style:style style:name="co6" style:family="table-column">
      <style:table-column-properties fo:break-before="auto" style:column-width="7.378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20.724cm"/>
    </style:style>
    <style:style style:name="co15" style:family="table-column">
      <style:table-column-properties fo:break-before="auto" style:column-width="21.731cm"/>
    </style:style>
    <style:style style:name="co16" style:family="table-column">
      <style:table-column-properties fo:break-before="auto" style:column-width="19.662cm"/>
    </style:style>
    <style:style style:name="co17"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1.157cm" fo:break-before="auto" style:use-optimal-row-height="true"/>
    </style:style>
    <style:style style:name="ro9" style:family="table-row">
      <style:table-row-properties style:row-height="1.466cm" fo:break-before="auto" style:use-optimal-row-height="true"/>
    </style:style>
    <style:style style:name="ro10" style:family="table-row">
      <style:table-row-properties style:row-height="0.695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11.109cm" fo:break-before="auto" style:use-optimal-row-height="true"/>
    </style:style>
    <style:style style:name="ro15" style:family="table-row">
      <style:table-row-properties style:row-height="1.473cm" fo:break-before="auto" style:use-optimal-row-height="true"/>
    </style:style>
    <style:style style:name="ro16" style:family="table-row">
      <style:table-row-properties style:row-height="14.268cm" fo:break-before="auto" style:use-optimal-row-height="true"/>
    </style:style>
    <style:style style:name="ro17" style:family="table-row">
      <style:table-row-properties style:row-height="2.027cm" fo:break-before="auto" style:use-optimal-row-height="true"/>
    </style:style>
    <style:style style:name="ro18" style:family="table-row">
      <style:table-row-properties style:row-height="0.841cm" fo:break-before="auto" style:use-optimal-row-height="true"/>
    </style:style>
    <style:style style:name="ro19" style:family="table-row">
      <style:table-row-properties style:row-height="5.078cm" fo:break-before="auto" style:use-optimal-row-height="false"/>
    </style:style>
    <style:style style:name="ro12" style:family="table-row">
      <style:table-row-properties style:row-height="4.396cm" fo:break-before="auto" style:use-optimal-row-height="true"/>
    </style:style>
    <style:style style:name="ro20" style:family="table-row">
      <style:table-row-properties style:row-height="6.369cm" fo:break-before="auto" style:use-optimal-row-height="true"/>
    </style:style>
    <style:style style:name="ro21" style:family="table-row">
      <style:table-row-properties style:row-height="29.669cm" fo:break-before="auto" style:use-optimal-row-height="true"/>
    </style:style>
    <style:style style:name="ro22" style:family="table-row">
      <style:table-row-properties style:row-height="17.822cm" fo:break-before="auto" style:use-optimal-row-height="true"/>
    </style:style>
    <style:style style:name="ro23" style:family="table-row">
      <style:table-row-properties style:row-height="4.791cm" fo:break-before="auto" style:use-optimal-row-height="true"/>
    </style:style>
    <style:style style:name="ro25" style:family="table-row">
      <style:table-row-properties style:row-height="1.9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7"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6"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21" style:family="table-cell" style:parent-style-name="Default">
      <style:table-cell-properties fo:border-bottom="1.5pt soli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43" style:family="table-cell" style:parent-style-name="Default">
      <style:table-cell-properties fo:wrap-option="wrap" style:vertical-align="middle"/>
    </style:style>
    <style:style style:name="ce144"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45"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46"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4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4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4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style:style style:name="ce45"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52"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61"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74" style:family="table-cell" style:parent-style-name="Default">
      <style:table-cell-properties fo:wrap-option="wrap"/>
    </style:style>
    <style:style style:name="ce75"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76"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77"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78"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79"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80" style:family="table-cell" style:parent-style-name="Default">
      <style:table-cell-properties fo:background-color="#a33e03" fo:wrap-option="wrap"/>
      <style:text-properties fo:color="#ffffff" fo:font-weight="bold" style:font-weight-asian="bold" style:font-weight-complex="bold"/>
    </style:style>
    <style:style style:name="ce81"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82"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83"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84"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85"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86"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87"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88"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89"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90"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91"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92"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93"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94" style:family="table-cell" style:parent-style-name="Default">
      <style:table-cell-properties fo:border-bottom="1.5pt soli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9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97"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98"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99"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00"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01" style:family="table-cell" style:parent-style-name="Default">
      <style:table-cell-properties fo:wrap-option="wrap" style:vertical-align="middle"/>
    </style:style>
    <style:style style:name="ce102"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03"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04"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05"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06"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10"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22"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24"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5"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6"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27"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28"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30"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31"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2"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34"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35" style:family="table-cell" style:parent-style-name="Default">
      <style:table-cell-properties fo:wrap-option="wrap"/>
      <style:text-properties fo:font-size="16pt" style:font-size-asian="16pt" style:font-size-complex="16pt"/>
    </style:style>
    <style:style style:name="ce157"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160"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62"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5"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66"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67"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68"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1"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2"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3"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74"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75"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77"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79"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0"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1"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82"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83"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0"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203"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4"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5"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6"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74"/>
        <table:table-column table:style-name="co2" table:default-cell-style-name="ce74"/>
        <table:table-column table:style-name="co3" table:default-cell-style-name="ce74"/>
        <table:table-column table:style-name="co4" table:default-cell-style-name="ce74"/>
        <table:table-column table:style-name="co5" table:default-cell-style-name="ce74"/>
        <table:table-column table:style-name="co6" table:default-cell-style-name="ce74"/>
        <table:table-column table:style-name="co1" table:default-cell-style-name="ce74"/>
        <table:table-row table:style-name="ro1">
          <table:table-cell table:number-columns-repeated="8"/>
        </table:table-row>
        <table:table-row table:style-name="ro2">
          <table:table-cell/>
          <table:table-cell table:style-name="ce75" office:value-type="string" calcext:value-type="string" table:number-columns-spanned="2" table:number-rows-spanned="3">
            <text:p>OBJECTIF PRINCIPAL</text:p>
            <text:p>DE LA MISSION</text:p>
          </table:table-cell>
          <table:covered-table-cell table:style-name="ce79"/>
          <table:table-cell table:style-name="ce82" office:value-type="string" calcext:value-type="string">
            <text:p>En tant que…</text:p>
          </table:table-cell>
          <table:table-cell/>
          <table:table-cell table:style-name="ce88" office:value-type="string" calcext:value-type="string" table:number-columns-spanned="2" table:number-rows-spanned="1">
            <text:p>...membre de l’équipe Architecture Logicielle de SuperTechSoft</text:p>
          </table:table-cell>
          <table:covered-table-cell table:style-name="ce96"/>
          <table:table-cell/>
        </table:table-row>
        <table:table-row table:style-name="ro3">
          <table:table-cell/>
          <table:covered-table-cell table:style-name="ce76"/>
          <table:covered-table-cell table:style-name="ce80"/>
          <table:table-cell table:style-name="ce83" office:value-type="string" calcext:value-type="string">
            <text:p>Il faut que…</text:p>
          </table:table-cell>
          <table:table-cell/>
          <table:table-cell table:style-name="ce89" office:value-type="string" calcext:value-type="string" table:number-columns-spanned="2" table:number-rows-spanned="1">
            <text:p>…j’assure la continuité du travail de ma collègue Claire</text:p>
          </table:table-cell>
          <table:covered-table-cell table:style-name="ce97"/>
          <table:table-cell/>
        </table:table-row>
        <table:table-row table:style-name="ro4">
          <table:table-cell/>
          <table:covered-table-cell table:style-name="ce77"/>
          <table:covered-table-cell table:style-name="ce81"/>
          <table:table-cell table:style-name="ce84" office:value-type="string" calcext:value-type="string">
            <text:p>Afin de…</text:p>
          </table:table-cell>
          <table:table-cell/>
          <table:table-cell table:style-name="ce90" office:value-type="string" calcext:value-type="string" table:number-columns-spanned="2" table:number-rows-spanned="1">
            <text:p>...proposer une solution de GED répondant aux besoins et aux contraintes de l’entreprise SCS</text:p>
          </table:table-cell>
          <table:covered-table-cell table:style-name="ce98"/>
          <table:table-cell/>
        </table:table-row>
        <table:table-row table:style-name="ro1">
          <table:table-cell table:number-columns-repeated="8"/>
        </table:table-row>
        <table:table-row table:style-name="ro5">
          <table:table-cell table:number-columns-repeated="5"/>
          <table:table-cell table:style-name="ce91" office:value-type="string" calcext:value-type="string">
            <text:p>Sortie des phases</text:p>
          </table:table-cell>
          <table:table-cell table:style-name="ce99" office:value-type="string" calcext:value-type="string">
            <text:p>Entrée des phases</text:p>
          </table:table-cell>
          <table:table-cell/>
        </table:table-row>
        <table:table-row table:style-name="ro6">
          <table:table-cell/>
          <table:table-cell table:style-name="ce78" office:value-type="string" calcext:value-type="string" table:number-columns-spanned="2" table:number-rows-spanned="3">
            <text:p>LIVRABLE(S) ATTENDU(S)</text:p>
            <text:p><text:a xlink:href="https://pubs.opengroup.org/togaf-standard/architecture-content/chap04.html#tag_04" xlink:type="simple">TOGAF 4.Architecure Deliverables</text:a></text:p>
          </table:table-cell>
          <table:covered-table-cell/>
          <table:table-cell table:style-name="ce85" office:value-type="string" calcext:value-type="string">
            <text:p>Compliance Assessment (<text:a xlink:href="https://pubs.opengroup.org/togaf-standard/architecture-content/chap04.html#tag_04_02_13" xlink:type="simple">TOGAF 4.2.13</text:a>)</text:p>
          </table:table-cell>
          <table:table-cell/>
          <table:table-cell table:style-name="ce92" office:value-type="string" calcext:value-type="string">
            <text:p>G</text:p>
          </table:table-cell>
          <table:table-cell table:style-name="ce100" office:value-type="string" calcext:value-type="string">
            <text:p>H</text:p>
          </table:table-cell>
          <table:table-cell/>
        </table:table-row>
        <table:table-row table:style-name="ro7">
          <table:table-cell/>
          <table:covered-table-cell table:number-columns-repeated="2"/>
          <table:table-cell table:style-name="ce86" office:value-type="string" calcext:value-type="string">
            <text:p>Architecture Roadmap (<text:a xlink:href="https://pubs.opengroup.org/togaf-standard/architecture-content/chap04.html#tag_04_02_07" xlink:type="simple">TOGAF 4.2.7</text:a>)</text:p>
          </table:table-cell>
          <table:table-cell/>
          <table:table-cell table:style-name="ce93" office:value-type="string" calcext:value-type="string">
            <text:p>B, C, D, E, F</text:p>
          </table:table-cell>
          <table:table-cell table:style-name="ce86" office:value-type="string" calcext:value-type="string">
            <text:p>B, C, D, E, F</text:p>
          </table:table-cell>
          <table:table-cell/>
        </table:table-row>
        <table:table-row table:style-name="ro8">
          <table:table-cell/>
          <table:covered-table-cell table:number-columns-repeated="2"/>
          <table:table-cell table:style-name="ce87" office:value-type="string" calcext:value-type="string">
            <text:p>Solution building Blocks (<text:a xlink:href="https://pubs.opengroup.org/togaf-standard/architecture-content/chap04.html#tag_04_02_19" xlink:type="simple">TOGAF 4.2.19</text:a>)</text:p>
          </table:table-cell>
          <table:table-cell/>
          <table:table-cell table:style-name="ce94" office:value-type="string" calcext:value-type="string">
            <text:p>G</text:p>
          </table:table-cell>
          <table:table-cell table:style-name="ce87" office:value-type="string" calcext:value-type="string">
            <text:p>A, B, C, D, E, F, G</text:p>
          </table:table-cell>
          <table:table-cell/>
        </table:table-row>
        <table:table-row table:style-name="ro1">
          <table:table-cell table:number-columns-repeated="5"/>
          <table:table-cell table:style-name="ce95"/>
          <table:table-cell table:number-columns-repeated="2"/>
        </table:table-row>
      </table:table>
      <table:table table:name="Compliance Assessment" table:style-name="ta1">
        <office:forms form:automatic-focus="false" form:apply-design-mode="false"/>
        <table:table-column table:style-name="co1" table:default-cell-style-name="Default"/>
        <table:table-column table:style-name="co7" table:default-cell-style-name="ce101"/>
        <table:table-column table:style-name="co8" table:default-cell-style-name="Default"/>
        <table:table-row table:style-name="ro1">
          <table:table-cell/>
          <table:table-cell table:style-name="Default"/>
          <table:table-cell/>
        </table:table-row>
        <table:table-row table:style-name="ro9">
          <table:table-cell table:number-columns-repeated="2"/>
          <table:table-cell table:style-name="ce104" office:value-type="string" calcext:value-type="string">
            <text:p>Evaluation de la conformité</text:p>
            <text:p>Compliance Assessment</text:p>
          </table:table-cell>
        </table:table-row>
        <table:table-row table:style-name="ro10">
          <table:table-cell table:number-columns-repeated="2"/>
          <table:table-cell table:style-name="ce105" office:value-type="string" calcext:value-type="string">
            <text:p>TOGAF</text:p>
          </table:table-cell>
        </table:table-row>
        <table:table-row table:style-name="ro25">
          <table:table-cell/>
          <table:table-cell table:style-name="ce102" office:value-type="string" calcext:value-type="string">
            <text:p>Objectifs</text:p>
          </table:table-cell>
          <table:table-cell table:style-name="ce106" office:value-type="string" calcext:value-type="string">
            <text:p>Une fois qu'une architecture a été définie, il est nécessaire de gouverner cette architecture par le biais de la mise en œuvre pour s'assurer que la vision originale de l'architecture est réalisée de manière appropriée et que tout apprentissage de la mise en œuvre est réinjecté dans le processus d'architecture.</text:p>
            <text:p>Les examens périodiques de conformité des projets de mise en œuvre fournissent un mécanisme permettant d'examiner l'avancement du projet et de s'assurer que la conception et la mise en œuvre se déroulent conformément aux objectifs stratégiques et architecturaux.</text:p>
          </table:table-cell>
        </table:table-row>
        <table:table-row table:style-name="ro12">
          <table:table-cell/>
          <table:table-cell table:style-name="ce103" office:value-type="string" calcext:value-type="string">
            <text:p>Points à aborder</text:p>
          </table:table-cell>
          <table:table-cell table:style-name="ce110" office:value-type="string" calcext:value-type="string">
            <text:p>_Aperçu de l'avancement et de l'état du projet</text:p>
            <text:p>_Vue d'ensemble de l'architecture/de la conception du projet</text:p>
            <text:p>_Listes de contrôle d'architecture terminées :</text:p>
            <text:p>          _Liste de contrôle du matériel et du système d'exploitation</text:p>
            <text:p>          _Liste de contrôle des services logiciels et middleware</text:p>
            <text:p>          _Listes de contrôle des candidatures</text:p>
            <text:p>          _Listes de contrôle de la gestion de l'information</text:p>
            <text:p>          _Listes de contrôle de sécurité</text:p>
            <text:p>          _Listes de contrôle de gestion du système</text:p>
            <text:p>          _Listes de contrôle d'ingénierie système</text:p>
            <text:p>          _Listes de vérification des méthodes et des outils</text:p>
          </table:table-cell>
        </table:table-row>
      </table:table>
      <table:table table:name="Architecture Roadmap" table:style-name="ta1">
        <table:table-column table:style-name="co1" table:default-cell-style-name="Default"/>
        <table:table-column table:style-name="co7" table:default-cell-style-name="ce101"/>
        <table:table-column table:style-name="co8" table:default-cell-style-name="Default"/>
        <table:table-row table:style-name="ro1">
          <table:table-cell/>
          <table:table-cell table:style-name="Default"/>
          <table:table-cell/>
        </table:table-row>
        <table:table-row table:style-name="ro9">
          <table:table-cell table:number-columns-repeated="2"/>
          <table:table-cell table:style-name="ce104" office:value-type="string" calcext:value-type="string">
            <text:p>Feuille de route architecturale</text:p>
            <text:p>Architecture Roadmap</text:p>
          </table:table-cell>
        </table:table-row>
        <table:table-row table:style-name="ro10">
          <table:table-cell table:number-columns-repeated="2"/>
          <table:table-cell table:style-name="ce105" office:value-type="string" calcext:value-type="string">
            <text:p>TOGAF</text:p>
          </table:table-cell>
        </table:table-row>
        <table:table-row table:style-name="ro13">
          <table:table-cell/>
          <table:table-cell table:style-name="ce102" office:value-type="string" calcext:value-type="string">
            <text:p>Objectifs</text:p>
          </table:table-cell>
          <table:table-cell table:style-name="ce106" office:value-type="string" calcext:value-type="string">
            <text:p>La feuille de route de l'architecture répertorie les modules de travail individuels qui réaliseront l'architecture cible et les présente sur une chronologie pour montrer la progression de l'architecture de base à l'architecture cible.</text:p>
            <text:p/>
            <text:p>La feuille de route de l'architecture met en évidence la valeur commerciale des packages de travail individuels à chaque étape. Les architectures de transition nécessaires pour réaliser efficacement l'architecture cible sont identifiées comme des étapes intermédiaires.</text:p>
            <text:p/>
            <text:p>La feuille de route de l'architecture est développée progressivement tout au long des phases E et F, et informée par des composants de feuille de route facilement identifiables des phases B, C et D au sein de l'ADM.</text:p>
          </table:table-cell>
        </table:table-row>
        <table:table-row table:style-name="ro14">
          <table:table-cell/>
          <table:table-cell table:style-name="ce103" office:value-type="string" calcext:value-type="string">
            <text:p>Points à aborder</text:p>
          </table:table-cell>
          <table:table-cell table:style-name="ce110" office:value-type="string" calcext:value-type="string">
            <text:p>_Portefeuille de lots de travaux :</text:p>
            <text:p>          _Description du lot de travaux (nom, description, objectifs, livrables)</text:p>
            <text:p>          _Exigences fonctionnelles</text:p>
            <text:p>          _Dépendances</text:p>
            <text:p>          _Relation à l'opportunité</text:p>
            <text:p>          _Relation avec le document de définition d'architecture et la spécification des exigences d'architecture</text:p>
            <text:p>          _Valeur commerciale</text:p>
            <text:p/>
            <text:p>_Catalogue des facteurs de mise en œuvre, comprenant :</text:p>
            <text:p>          _Risques</text:p>
            <text:p>          _Problèmes</text:p>
            <text:p>          _Hypothèses</text:p>
            <text:p>          _Dépendances</text:p>
            <text:p>          _Actions</text:p>
            <text:p>          _Contributions</text:p>
            <text:p/>
            <text:p>_Matrice consolidée des lacunes, des solutions et des dépendances, y compris :</text:p>
            <text:p>          _Domaine de l'architecture</text:p>
            <text:p>          _Écart</text:p>
            <text:p>          _Solutions potentielles</text:p>
            <text:p>          _Dépendances</text:p>
            <text:p/>
            <text:p>_Toutes les architectures de transition</text:p>
            <text:p/>
            <text:p>_Recommandations de mise en œuvre :</text:p>
            <text:p>          _Critères de mesure de l'efficacité des projets</text:p>
            <text:p>          _Risques et enjeux</text:p>
            <text:p>          _Éléments constitutifs de la solution</text:p>
          </table:table-cell>
        </table:table-row>
      </table:table>
      <table:table table:name="Solution Building Blocks" table:style-name="ta1">
        <table:table-column table:style-name="co1" table:default-cell-style-name="Default"/>
        <table:table-column table:style-name="co7" table:default-cell-style-name="ce101"/>
        <table:table-column table:style-name="co8" table:default-cell-style-name="Default"/>
        <table:table-row table:style-name="ro1">
          <table:table-cell/>
          <table:table-cell table:style-name="Default"/>
          <table:table-cell/>
        </table:table-row>
        <table:table-row table:style-name="ro15">
          <table:table-cell table:number-columns-repeated="2"/>
          <table:table-cell table:style-name="ce104" office:value-type="string" calcext:value-type="string">
            <text:p>Éléments constitutifs de la solution</text:p>
            <text:p>Solution Building Blocks</text:p>
          </table:table-cell>
        </table:table-row>
        <table:table-row table:style-name="ro10">
          <table:table-cell table:number-columns-repeated="2"/>
          <table:table-cell table:style-name="ce105" office:value-type="string" calcext:value-type="string">
            <text:p>TOGAF</text:p>
          </table:table-cell>
        </table:table-row>
        <table:table-row table:style-name="ro16">
          <table:table-cell/>
          <table:table-cell table:style-name="ce102" office:value-type="string" calcext:value-type="string">
            <text:p>Objectifs</text:p>
          </table:table-cell>
          <table:table-cell table:style-name="ce106" office:value-type="string" calcext:value-type="string">
            <text:p>Blocs de construction spécifiques à l'implémentation du référentiel d'architecture de l'entreprise.</text:p>
            <text:p/>
            <text:p>Les blocs de construction ont les caractéristiques génériques suivantes :</text:p>
            <text:p>          _Un bloc de construction est un ensemble de fonctionnalités définies pour répondre aux besoins de l'entreprise au sein d'une organisation.</text:p>
            <text:p>         _Un bloc de construction a normalement un type qui correspond au métamodèle (tel qu'un acteur, un service métier, une application ou une entité de données).</text:p>
            <text:p>         _Un bloc de construction a une limite définie et est généralement reconnaissable comme "une chose" par les experts du domaine.</text:p>
            <text:p>         _Un bloc de construction peut interagir avec d'autres blocs de construction interdépendants.</text:p>
            <text:p>         _Un bon bloc de construction a les caractéristiques suivantes :</text:p>
            <text:p>                  _Il considère la mise en œuvre et l'utilisation, et évolue pour exploiter la technologie et les normes.</text:p>
            <text:p>                  _Il peut être assemblé à partir d'autres blocs de construction.</text:p>
            <text:p>                  _Il peut s'agir d'un sous-ensemble d'autres blocs de construction.</text:p>
            <text:p>                  _Idéalement, un bloc de construction est réutilisable et remplaçable, et bien spécifié.</text:p>
            <text:p/>
            <text:p> Les limites et les spécifications d'un bloc de construction doivent être étroitement liées à sa mise en œuvre ; c'est-à-dire qu'il devrait être possible de réaliser un bloc de construction de plusieurs manières différentes sans affecter la limite ou la spécification du bloc de construction.</text:p>
            <text:p>La manière dont les actifs et les capacités sont assemblés en blocs de construction variera considérablement d'une architecture à l'autre.</text:p>
            <text:p>Chaque organisation doit décider par elle-même quelle disposition des blocs de construction lui convient le mieux. Un bon choix de blocs de construction peut conduire à des améliorations de l'intégration des systèmes hérités, de l'interopérabilité et de la flexibilité dans la création de nouveaux systèmes et applications.</text:p>
            <text:p/>
            <text:p>Les systèmes sont construits à partir de collections de blocs de construction, de sorte que la plupart des blocs de construction doivent interagir avec d'autres blocs de construction.</text:p>
            <text:p>Partout où cela est vrai, il est important que les interfaces d'un bloc de construction soient publiées et raisonnablement stables.</text:p>
            <text:p/>
            <text:p>Les blocs de construction peuvent être définis à différents niveaux de détail, en fonction du stade de développement de l'architecture atteint.</text:p>
            <text:p>Par exemple, à un stade précoce, un bloc de construction peut simplement consister en un nom ou une description sommaire.</text:p>
            <text:p>Plus tard, un bloc de construction peut être décomposé en plusieurs blocs de construction de support et peut être accompagné d'une spécification complète.</text:p>
            <text:p/>
            <text:p>Le niveau de détail auquel un bloc de construction doit être spécifié dépend des objectifs de l'architecture et, dans certains cas, moins de détails peuvent avoir une plus grande valeur (par exemple, lors de la présentation des capacités d'une entreprise, un seul document-image clair et concis  a plus de valeur qu'un cahier des charges dense de 100 pages).</text:p>
            <text:p/>
            <text:p>L'Object Management Group® (OMG®) a développé une norme pour les spécifications d'actifs réutilisables (RAS), qui fournit un bon exemple de la façon dont les blocs de construction peuvent être formellement décrits et gérés.</text:p>
          </table:table-cell>
        </table:table-row>
        <table:table-row table:style-name="ro17">
          <table:table-cell/>
          <table:table-cell table:style-name="ce103" office:value-type="string" calcext:value-type="string">
            <text:p>Points à aborder</text:p>
          </table:table-cell>
          <table:table-cell table:style-name="ce110" office:value-type="string" calcext:value-type="string">
            <text:p>_Fonctionnalités et attributs fondamentaux : sémantiques, sans ambiguïté, y compris la capacité de sécurité et la gérabilité</text:p>
            <text:p>_Interfaces : ensemble choisi, fourni</text:p>
            <text:p>_Interopérabilité et relation avec d'autres blocs de construction</text:p>
            <text:p>_Blocs de construction dépendants avec les fonctionnalités requises et les interfaces utilisateur nommées</text:p>
            <text:p>_Mapping des entités et politiques commerciales/organisationnelles</text:p>
          </table:table-cell>
        </table:table-row>
      </table:table>
      <table:table table:name="Analyse PJ" table:style-name="ta1">
        <table:table-column table:style-name="co9" table:default-cell-style-name="ce74"/>
        <table:table-column table:style-name="co10" table:default-cell-style-name="ce74"/>
        <table:table-column table:style-name="co11" table:default-cell-style-name="ce74"/>
        <table:table-column table:style-name="co12" table:default-cell-style-name="ce74"/>
        <table:table-column table:style-name="co13" table:default-cell-style-name="ce74"/>
        <table:table-column table:style-name="co14" table:number-columns-repeated="2" table:default-cell-style-name="ce74"/>
        <table:table-column table:style-name="co15" table:default-cell-style-name="ce74"/>
        <table:table-column table:style-name="co16" table:default-cell-style-name="ce74"/>
        <table:table-column table:style-name="co17" table:default-cell-style-name="ce74"/>
        <table:table-column table:style-name="co1" table:number-columns-repeated="995" table:default-cell-style-name="ce74"/>
        <table:table-row table:style-name="ro18">
          <table:table-cell table:number-columns-repeated="10"/>
          <table:table-cell office:value-type="string" calcext:value-type="string">
            <text:p/>
            <text:p/>
          </table:table-cell>
          <table:table-cell table:number-columns-repeated="994"/>
        </table:table-row>
        <table:table-row table:style-name="ro10">
          <table:table-cell/>
          <table:table-cell table:style-name="ce122" office:value-type="string" calcext:value-type="string" table:number-columns-spanned="3" table:number-rows-spanned="4">
            <text:p>                          Domaine</text:p>
            <text:p/>
            <text:p/>
            <text:p/>
            <text:p/>
            <text:p/>
            <text:p/>
            <text:p/>
            <text:p>Document                  </text:p>
          </table:table-cell>
          <table:covered-table-cell table:number-columns-repeated="2"/>
          <table:table-cell table:style-name="ce135"/>
          <table:table-cell table:style-name="ce160" office:value-type="string" calcext:value-type="string" table:number-columns-spanned="5" table:number-rows-spanned="1">
            <text:p>Référentiel TOGAF® 9.2</text:p>
          </table:table-cell>
          <table:covered-table-cell table:number-columns-repeated="4" table:style-name="ce160"/>
          <table:table-cell table:number-columns-repeated="995"/>
        </table:table-row>
        <table:table-row table:style-name="ro5">
          <table:table-cell/>
          <table:covered-table-cell/>
          <table:covered-table-cell table:style-name="ce124"/>
          <table:covered-table-cell table:style-name="ce131"/>
          <table:table-cell table:style-name="ce157"/>
          <table:table-cell table:style-name="ce162" office:value-type="string" calcext:value-type="string">
            <text:p>Préliminaire</text:p>
          </table:table-cell>
          <table:table-cell table:style-name="ce162" office:value-type="string" calcext:value-type="string">
            <text:p>A. Vision architecturale</text:p>
          </table:table-cell>
          <table:table-cell table:style-name="ce131" office:value-type="string" calcext:value-type="string">
            <text:p>B. Architecture d’entreprise</text:p>
          </table:table-cell>
          <table:table-cell table:style-name="ce131" office:value-type="string" calcext:value-type="string">
            <text:p>C. Architecture des Systèmes d’Information</text:p>
          </table:table-cell>
          <table:table-cell table:style-name="ce182" office:value-type="string" calcext:value-type="string">
            <text:p>D. Architecture technologique</text:p>
          </table:table-cell>
          <table:table-cell table:number-columns-repeated="995"/>
        </table:table-row>
        <table:table-row table:style-name="ro17">
          <table:table-cell/>
          <table:covered-table-cell/>
          <table:covered-table-cell table:style-name="ce125"/>
          <table:covered-table-cell table:style-name="ce132"/>
          <table:table-cell table:style-name="ce157"/>
          <table:table-cell table:style-name="ce165"/>
          <table:table-cell table:style-name="ce165"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73"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81"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83"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6"/>
          <table:table-cell table:number-columns-repeated="994"/>
        </table:table-row>
        <table:table-row table:style-name="ro19">
          <table:table-cell/>
          <table:covered-table-cell table:number-columns-repeated="3"/>
          <table:table-cell table:style-name="ce157"/>
          <table:table-cell table:style-name="ce166" table:number-columns-repeated="2"/>
          <table:table-cell table:style-name="ce174"/>
          <table:covered-table-cell table:number-columns-repeated="2" table:style-name="ce174"/>
          <table:table-cell table:style-name="ce206"/>
          <table:table-cell table:number-columns-repeated="994"/>
        </table:table-row>
        <table:table-row table:style-name="ro12">
          <table:table-cell/>
          <table:table-cell table:style-name="ce75" office:value-type="string" calcext:value-type="string" table:number-columns-spanned="1" table:number-rows-spanned="7">
            <text:p>Ressources documentaires liées au projet</text:p>
          </table:table-cell>
          <table:table-cell table:style-name="ce126" office:value-type="string" calcext:value-type="string" table:number-columns-spanned="2" table:number-rows-spanned="1">
            <text:p>mémo du PO Jason</text:p>
          </table:table-cell>
          <table:covered-table-cell table:style-name="ce133"/>
          <table:table-cell table:style-name="ce159"/>
          <table:table-cell table:style-name="ce167"/>
          <table:table-cell table:style-name="ce167" office:value-type="string" calcext:value-type="string">
            <text:p>Le projet SCS GED consiste au développement d’un nouveau produit pour notre client SCS.</text:p>
            <text:p/>
            <text:p>Ce produit à développer est un outil de GED (Gestion Électronique des Documents) ou DMS en anglais (Document Management System). L’objectif étant d’intégrer cette GED au sein du SI (système d’information) actuel.</text:p>
            <text:p/>
            <text:p>Voici les attentes globales :</text:p>
            <text:p>      _versionning des articles ;</text:p>
            <text:p>     _suivi des modifications ;</text:p>
            <text:p>     _système de commentaires multi-utilisateurs.</text:p>
            <text:p/>
            <text:p>Attention, il faudra recueillir les schémas de leur système d’information pour que cela puisse s’intégrer avec l’existant.</text:p>
          </table:table-cell>
          <table:table-cell table:style-name="ce175" office:value-type="string" calcext:value-type="string">
            <text:p>Pour la rédaction des différents articles du magazine, SCS travaille en permanence avec de nombreux chercheurs, rédacteurs et éditeurs, ce qui nécessite beaucoup d’aller-retours entre ces personnes. Cette situation crée une problématique de communication entre les différentes parties-prenantes que SCS souhaite résoudre avec un nouveau produit.</text:p>
            <text:p/>
          </table:table-cell>
          <table:table-cell table:style-name="ce175"/>
          <table:table-cell table:style-name="ce190"/>
          <table:table-cell table:number-columns-repeated="995"/>
        </table:table-row>
        <table:table-row table:style-name="ro20">
          <table:table-cell/>
          <table:covered-table-cell table:style-name="ce75"/>
          <table:table-cell table:style-name="ce127" office:value-type="string" calcext:value-type="string" table:number-columns-spanned="2" table:number-rows-spanned="1">
            <text:p>Echanges sur Slack avec le Software Architect Taem Leader Nicolas</text:p>
          </table:table-cell>
          <table:covered-table-cell table:style-name="ce83"/>
          <table:table-cell table:style-name="ce159"/>
          <table:table-cell table:style-name="ce168"/>
          <table:table-cell table:style-name="ce168" office:value-type="string" calcext:value-type="string">
            <text:p>on a besoin d’être encore plus précis pour :</text:p>
            <text:p>      _les spécifications techniques ;</text:p>
            <text:p>      _les recommandations d’implémentations;</text:p>
            <text:p/>
            <text:p>...dans le désordre, on a une roadmap d’architecture à mettre en palce qu’il faudra compléter avec des spéc d’implémentation plus précises…</text:p>
            <text:p>...On a aussi le DDA qui détaille l’architecture cible, le cadre de gouvernance à appliquer.</text:p>
            <text:p>...Il y a également un cahier des charges fonctionnel.</text:p>
            <text:p/>
            <text:p>Productions à fournir:</text:p>
            <text:p>1) compléter la roadmap avec une matrice de risques et des KPIs du projet (cf architecture roadmap).</text:p>
            <text:p>2) fourni les spécification techniques via les SBBs (Solution Building Blocks).</text:p>
            <text:p>3) le doc pour l’évaluation de la conformité avec la vision d’architecture. (Compliance assessment) Pour les 2 et 3, aligne-toi bien sur l’Architecture Definition Document et le document de gouvernance en allant dans les détails.</text:p>
            <text:p/>
            <text:p>...fais bien attention à suivre le travail fait en amont par Claire, il a été validé part le client.</text:p>
          </table:table-cell>
          <table:table-cell table:style-name="ce177" table:number-columns-repeated="2"/>
          <table:table-cell table:style-name="ce203" office:value-type="string" calcext:value-type="string">
            <text:p>Le développement sera externalisé et on va sous-traiter pour une question de délai.</text:p>
          </table:table-cell>
          <table:table-cell table:number-columns-repeated="995"/>
        </table:table-row>
        <table:table-row table:style-name="ro8">
          <table:table-cell/>
          <table:covered-table-cell table:style-name="ce75"/>
          <table:table-cell table:style-name="ce128" office:value-type="string" calcext:value-type="string" table:number-columns-spanned="2" table:number-rows-spanned="1">
            <text:p>Architecture Roadmap .pdf</text:p>
          </table:table-cell>
          <table:covered-table-cell table:style-name="ce83"/>
          <table:table-cell table:style-name="ce159"/>
          <table:table-cell table:style-name="ce171" office:value-type="string" calcext:value-type="string">
            <text:p>Ce diagramme décrit comment passer de la « baseline architecture » à la « target architecture ».</text:p>
          </table:table-cell>
          <table:table-cell table:style-name="ce171"/>
          <table:table-cell table:style-name="ce179"/>
          <table:table-cell table:style-name="ce179" office:value-type="string" calcext:value-type="string">
            <text:p>Malgré l'existence d’une application web, le cadre architectural du nouveau produit ne permet pas une reprise de l’existant et implique l’implémentation de nouveaux composants pour chaque aspect du produit.</text:p>
          </table:table-cell>
          <table:table-cell table:style-name="ce204"/>
          <table:table-cell table:number-columns-repeated="995"/>
        </table:table-row>
        <table:table-row table:style-name="ro21">
          <table:table-cell/>
          <table:covered-table-cell table:style-name="ce75"/>
          <table:table-cell table:style-name="ce127" office:value-type="string" calcext:value-type="string" table:number-columns-spanned="2" table:number-rows-spanned="1">
            <text:p>architecture definition document .pdf</text:p>
          </table:table-cell>
          <table:covered-table-cell table:style-name="ce83"/>
          <table:table-cell table:style-name="ce159"/>
          <table:table-cell table:style-name="ce168" office:value-type="string" calcext:value-type="string">
            <text:p>Ce document définit l’architecture source (Baseline Architecture), l’architecture cible (Target Architecture) et fournit une analyse de l’écart entre les deux</text:p>
          </table:table-cell>
          <table:table-cell table:style-name="ce168" office:value-type="string" calcext:value-type="string">
            <text:p>La rédaction d’un article engage de nombreux interlocuteurs : chercheurs, rédacteurs et éditeurs. Cette hétérogénéité d’acteurs entraîne de nombreux aller-retours afin d’aboutir au résultat final.</text:p>
            <text:p/>
            <text:p/>
          </table:table-cell>
          <table:table-cell table:style-name="ce177" office:value-type="string" calcext:value-type="string">
            <text:p>Baseline Architecture</text:p>
            <text:p>     Business Architecture</text:p>
            <text:p>          Acteurs externes</text:p>
            <text:p>               Chercheurs : ils sont amenés à fournir des articles ou bien des éléments de recherches qui pourront être utilisés par des rédacteurs du journal. Certains chercheurs peuvent également être missionnés pour revoir des articles en fonction des besoins.</text:p>
            <text:p>               Rédacteurs : principalement indépendants, ils fournissent des articles ou bien sont missionnés par le journal pour créer ou revoir des articles en fonction des besoins.</text:p>
            <text:p>               Éditeurs : en collaboration b2b ils sont prêts à fournir des articles au journal. Par exemple pour promouvoir un livre de leur catalogue.</text:p>
            <text:p/>
            <text:p>          Acteurs internes</text:p>
            <text:p>               Rédacteurs : produisent des articles pour le journal, collaborent avec les chercheurs voir d’autres rédacteurs dans le cadre de relecture d’articles avant publication.</text:p>
            <text:p>               Membre du comité de rédaction : définit avec les autres membres du comité les articles à produire et valide chaque production (quel que soit sa provenance) avant publication.</text:p>
            <text:p/>
            <text:p>          Acteurs métiers</text:p>
            <text:p>               Editors: Acteurs qui rédigent un article (chercheurs, rédacteurs, éditeurs).</text:p>
            <text:p>               Reviewer: Acteurs qui ont la responsabilité de valider un article (rédacteurs internes ou membre du comité de rédaction).</text:p>
            <text:p/>
            <text:p>     Data Architecture</text:p>
            <text:p>          Les données sont actuellement stockés en tant que fichiers sur le serveur de fichier (cf data storage).</text:p>
            <text:p>          Un acteur ajoute une donnée à travers l’interface web (cf Application Architecture Models) ou récupère une donnée directeur sur le serveur à travers le dossier partagé (cf Technology Architecture Models).</text:p>
            <text:p/>
            <text:p>     Application Architecture Actuellement, SCS Magazine possède une unique interface web pour permettre à chaque acteur d’accéder aux contenus déposés.</text:p>
            <text:p/>
            <text:p>     Technology Architecture</text:p>
            <text:p>          SCS Magazine dispose d’un unique serveur jouant le rôle de :</text:p>
            <text:p>               - serveur web (applicatif Wampp server)</text:p>
            <text:p>               - serveur de fichier (Windows filesystem)</text:p>
            <text:p>          La web interface est une application PHP qui permet de télécharger sur un espace disque du serveur les articles. L’interface est en HTML/CSS.</text:p>
            <text:p>          L’espace disque (storage sur le schéma) est déclaré en tant que dossier partagé et est accessible sur le réseau de l’entreprise par les collaborateurs.</text:p>
            <text:p/>
            <text:p>     Target Architecture</text:p>
            <text:p>          L’architecture cible est décrite sur le diagramme suivant : (cf diagramme)</text:p>
            <text:p>          Editors : ​acteurs qui rédigent des articles (type ‘rédacteur’ du recueil des besoins)</text:p>
            <text:p>          Reviewers :​ acteurs qui font la revue des articles (type ‘validation’ du recueil des besoins)</text:p>
            <text:p>          Administrators ​: acteurs qui gèrent les utilisateurs (type ‘admin’ du recueil des besoins)</text:p>
            <text:p/>
            <text:p>     Business Architecture description</text:p>
            <text:p>          Les aspects métiers sont divisés en 3 tiers principaux :</text:p>
            <text:p>               Gestion des utilisateurs</text:p>
            <text:p>               Gestion des documents (Inclut le mécanisme de versioning)</text:p>
            <text:p>               Gestion des commentaires</text:p>
            <text:p/>
            <text:p>     Application Architecture Description</text:p>
            <text:p>          Front Layer</text:p>
            <text:p>               Permet aux acteurs d’agir sur le système.</text:p>
            <text:p>          Service Layer</text:p>
            <text:p>               Décorrélé du front et exposé à travers un tunnel d’accès nommé API Gateway.</text:p>
            <text:p>          Data Layer</text:p>
            <text:p>               Accès sécurisé aux données à travers les drivers de connexion au ‘Data Repository’.</text:p>
            <text:p/>
            <text:p>     Technology Application description</text:p>
            <text:p>          Le produit développé repose sur une implémentation ​Java ​pour les couches ‘Service Layer’ et ‘Data Layer’. Le Front Layer doit se reposer sur un framework adaptable à une architecture micro frontend.</text:p>
            <text:p>          Le cadre architectural définit également la nécessité de déployer les composants du produit à travers des conteneurs.</text:p>
            <text:p/>
            <text:p>Gap analysis</text:p>
            <text:p>     Consolidated business</text:p>
            <text:p>          Ajout de documents au sein du système d’information pour être consultés par les acteurs internes au journal.</text:p>
            <text:p>          Les acteurs restent les mêmes entre la ‘baseline architecture’ et la ‘target architecture’.</text:p>
            <text:p>     Business gap</text:p>
            <text:p>          Back office de gestion des documents.</text:p>
            <text:p>          Gestion de l’évolution des documents grâce à un mécanisme de versioning.</text:p>
            <text:p>          Implémentation d’un système de commentaires multi utilisateurs.</text:p>
            <text:p/>
            <text:p>Road Map</text:p>
            <text:p>     L’Architecture Roadmap représente le plan architectural pour atteindre la cible définie dans le présent document.</text:p>
            <text:p/>
            <text:p/>
          </table:table-cell>
          <table:table-cell table:style-name="ce177" office:value-type="string" calcext:value-type="string">
            <text:p>Le nouveau produit doit permettre de traiter efficacement cette problématique. Il s’agira d’une GED : Gestion Electronique de Documents.</text:p>
            <text:p/>
            <text:p>OBJECTIFS</text:p>
            <text:p>Voici les 3 objectifs principaux du produit :</text:p>
            <text:p>     _Versionning des articles ;</text:p>
            <text:p>     _Suivi des modifications ;</text:p>
            <text:p>     _Système de commentaires multi-utilisateurs.</text:p>
            <text:p/>
            <text:p>CONTRAINTES</text:p>
            <text:p>La complexité réside dans la typologie d’utilisateurs qui est très hétérogène.</text:p>
            <text:p>Il est nécessaire que le produit soit adapté à chacun.</text:p>
            <text:p>SCS Magazine impose également une intégration de ce produit au sein de son système d’information.</text:p>
            <text:p>Le système d’information (SI) de SCS Magazine ne doit pas être impacté pendant le développement du produit.</text:p>
            <text:p>Les contraintes de droits d’auteurs doivent être pris en compte lors de la gestion du contenu récupéré au sein de la solution.</text:p>
            <text:p/>
            <text:p/>
          </table:table-cell>
          <table:table-cell table:style-name="ce203"/>
          <table:table-cell table:number-columns-repeated="995"/>
        </table:table-row>
        <table:table-row table:style-name="ro22">
          <table:table-cell/>
          <table:covered-table-cell table:style-name="ce75"/>
          <table:table-cell table:style-name="ce130" office:value-type="string" calcext:value-type="string" table:number-columns-spanned="2" table:number-rows-spanned="1">
            <text:p>cahier des charges fonctionnel</text:p>
          </table:table-cell>
          <table:covered-table-cell table:style-name="ce134"/>
          <table:table-cell table:style-name="ce159"/>
          <table:table-cell table:style-name="ce172" office:value-type="string" calcext:value-type="string">
            <text:p>Création d’une gestion électronique des documents (GED) pour SCS Magazine.</text:p>
            <text:p/>
            <text:p>SCS Magazine sollicite de nombreux interlocuteurs pour la rédaction des articles, tant en interne qu’en externe. Il peut s’agir de rédacteurs indépendants, de chercheurs ou d’éditeurs.</text:p>
            <text:p>Jusqu’à présent, SCS Magazine demande à ses interlocuteurs de déposer l’article via une interface web. Ce dernier est ensuite stocké sur un serveur de fichiers et les parties prenantes internes à l’entreprise y accèdent par un dossier partagé. Le reste des échanges se fait par mail et téléphone.</text:p>
            <text:p>Ce mode de fonctionnement ne répond pas aux problématiques de SCS Magazine. Il est nécessaire de mettre en place une traçabilité des échanges et un système de commentaires multi-utilisateurs.</text:p>
            <text:p/>
          </table:table-cell>
          <table:table-cell table:style-name="ce172" office:value-type="string" calcext:value-type="string">
            <text:p>Types d’utilisateurs</text:p>
            <text:p>      Acteurs externes</text:p>
            <text:p>           Tous les acteurs externes accèdent aux mêmes fonctionnalités de la catégorie “input”.</text:p>
            <text:p>           Certains acteurs externes peuvent être de type ‘validation’ et ainsi accéder aux fonctionnalités de la catégorie “review”.</text:p>
            <text:p/>
            <text:p>       Acteurs internes</text:p>
            <text:p>            Les acteurs internes de type “rédacteur” accèdent aux fonctionnalités de la catégorie “input”.</text:p>
            <text:p>           Les acteurs internes de type “validation” accèdent aux fonctionnalités des catégories “input” et “review”.</text:p>
            <text:p>           Les acteurs internes de type “administration” accèdent aux fonctionnalités des catégories “input”, “review” et “admin”.</text:p>
            <text:p/>
            <text:p>  Définitions</text:p>
            <text:p>      Un document possède 3 états : brouillon, en cours de revue, clôturé.</text:p>
            <text:p>      L’état ​brouillon​ correspond à la phase de rédaction.</text:p>
            <text:p>      L’état ​en cours de revue​ correspond à la phase de validation par les acteurs internes “validateurs”.</text:p>
            <text:p>      L’état ​clôturé​ indique que le document a été traité à 100 % et peut être publié.</text:p>
            <text:p/>
            <text:p>Liste des fonctionnalités</text:p>
            <text:p>     Catégorie “input”</text:p>
            <text:p>          I.1 Je peux me connecter sur la plateforme.</text:p>
            <text:p>          I.2 Je peux demander une réinitialisation de mon mot de passe.</text:p>
            <text:p>          I.3 Je peux visualiser ma liste de documents et trier par état.</text:p>
            <text:p>          I.4 Je peux créer un nouveau document.</text:p>
            <text:p>          I.5 Je peux modifier un document.</text:p>
            <text:p>          I.5 Je peux indiquer que mon document doit être validé.</text:p>
            <text:p>          I.6 Je peux être notifié (par mail) à chaque modification d’un de mes documents “en cours de revue”.</text:p>
            <text:p>          I.7 Je peux être notifié (par mail) à chaque changement d’état du document.</text:p>
            <text:p>          I.8 Je peux ajouter des commentaires à mon document et répondre à des commentaires.</text:p>
            <text:p>          I.9 Je peux indiquer la version de mon document.</text:p>
            <text:p>          I.10 Je peux visualiser une version antérieure de mon document.</text:p>
            <text:p/>
            <text:p>     Catégorie “review”</text:p>
            <text:p>          R.1 Je peux visualiser la liste des documents à évaluer (état : en cours de revue).</text:p>
            <text:p>          R.2 Je peux ajouter et répondre à des commentaires.</text:p>
            <text:p>          R.3 Je peux indiquer une version sur le document et visualiser les versions antérieures.</text:p>
            <text:p>          R.4 Je peux indiquer que le document est prêt pour publication (état clôturé).</text:p>
            <text:p>          R.5 Je peux télécharger un document au format pdf.</text:p>
            <text:p/>
            <text:p>     Catégorie “admin”</text:p>
            <text:p>          A.1 Je peux créer un compte pour un nouveau collaborateur.</text:p>
            <text:p>          A.2 Je peux supprimer le compte d’un collaborateur.</text:p>
            <text:p>          A.3 Je peux donner l’accès d’un ou plusieurs documents à un utilisateur.</text:p>
            <text:p/>
            <text:p>Liste des contraintes fonctionnelles</text:p>
            <text:p>     CF.1 La plateforme sera accessible sur tout support web (responsive).</text:p>
            <text:p>     CF.2 L’accès à la plateforme doit être sécurisé (tant fonctionnellement que techniquement).</text:p>
          </table:table-cell>
          <table:table-cell table:style-name="ce180" table:number-columns-repeated="2"/>
          <table:table-cell table:style-name="ce205"/>
          <table:table-cell table:number-columns-repeated="995"/>
        </table:table-row>
        <table:table-row table:style-name="ro14">
          <table:table-cell/>
          <table:covered-table-cell/>
          <table:table-cell table:style-name="ce127" office:value-type="string" calcext:value-type="string" table:number-columns-spanned="2" table:number-rows-spanned="1">
            <text:p>Solution Building Blocks</text:p>
          </table:table-cell>
          <table:covered-table-cell table:style-name="ce83"/>
          <table:table-cell table:style-name="ce159"/>
          <table:table-cell table:style-name="ce168" office:value-type="string" calcext:value-type="string">
            <text:p>Please keep all building blocks short and precise like the example below.</text:p>
          </table:table-cell>
          <table:table-cell table:style-name="ce168" office:value-type="string" calcext:value-type="string">
            <text:p>Building Block Template</text:p>
            <text:p>     1. Building block name : Solution for creating a new software project.</text:p>
            <text:p>     2. Functionality provided : The building block enables solutions to standardise on project creation.</text:p>
            <text:p>     3. Link to example implementation or interfaces : https://start.spring.io</text:p>
            <text:p>     4. Outstanding work to complete this building block : Implement docker containers to standardise running Spring-CLI </text:p>
            <text:p>     5. Architectural alignment : This building block enables or reflects the following business objectives and principles :</text:p>
            <text:p>         ◦ Objective 1 : xxxxx</text:p>
            <text:p>         ◦ Principle 1 : yyyy</text:p>
            <text:p>         ◦ Objective 2 : xxxxx</text:p>
            <text:p>         ◦ Principle 2 : yyyy</text:p>
            <text:p/>
            <text:p>General Building Blocks</text:p>
            <text:p>     1. Building block name :</text:p>
            <text:p>     2. Functionality provided :</text:p>
            <text:p>     3. Link to example implementation or interfaces :</text:p>
            <text:p>     4. Outstanding work to complete this building block :</text:p>
            <text:p>     5. Architectural alignment :</text:p>
            <text:p>         ◦ Objective 1 :</text:p>
            <text:p>         ◦ Principle 1 : </text:p>
            <text:p/>
            <text:p>Proof of Concept Building Blocks</text:p>
            <text:p>     1. Building block name :</text:p>
            <text:p>     2. Functionality provided :</text:p>
            <text:p>     3. Link to example implementation or interfaces :</text:p>
            <text:p>     4. Outstanding work to complete this building block :</text:p>
            <text:p>     5. Architectural alignment :</text:p>
            <text:p>         ◦ Objective 1 :</text:p>
            <text:p>         ◦ Principle 1 :</text:p>
          </table:table-cell>
          <table:table-cell table:style-name="ce177" table:number-columns-repeated="2"/>
          <table:table-cell table:style-name="ce203"/>
          <table:table-cell table:number-columns-repeated="995"/>
        </table:table-row>
        <table:table-row table:style-name="ro23">
          <table:table-cell/>
          <table:covered-table-cell/>
          <table:table-cell table:style-name="ce130" office:value-type="string" calcext:value-type="string" table:number-columns-spanned="2" table:number-rows-spanned="1">
            <text:p>Compliance assessment</text:p>
          </table:table-cell>
          <table:covered-table-cell table:style-name="ce134"/>
          <table:table-cell table:style-name="ce159"/>
          <table:table-cell table:style-name="ce172" office:value-type="string" calcext:value-type="string">
            <text:p>Description générale de l’architecture</text:p>
            <text:p>  [Reprise du cadre architectural pour contextualiser l’évaluation de la conformité]</text:p>
            <text:p/>
            <text:p>Checklist pour l’architecture cible et terminée</text:p>
            <text:p>   Hardware et OS checklist</text:p>
            <text:p>   Services tiers logiciels et middleware checklist</text:p>
            <text:p>   Applications checklist</text:p>
            <text:p>   Gestion des données checklist</text:p>
            <text:p>   Sécurité checklist</text:p>
            <text:p>   Infrastructures checklist</text:p>
            <text:p>   Méthodes et outils checklist</text:p>
            <text:p/>
          </table:table-cell>
          <table:table-cell table:style-name="ce172"/>
          <table:table-cell table:style-name="ce180" table:number-columns-repeated="2"/>
          <table:table-cell table:style-name="ce205"/>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11-10T13:51:26.435305812</dc:date>
    <meta:editing-duration>PT23H13M2S</meta:editing-duration>
    <meta:editing-cycles>123</meta:editing-cycles>
    <meta:generator>LibreOffice/7.3.4.2$Linux_X86_64 LibreOffice_project/728fec16bd5f605073805c3c9e7c4212a0120dc5</meta:generator>
    <meta:document-statistic meta:table-count="5" meta:cell-count="72" meta:object-count="0"/>
  </office:meta>
</office:document-meta>
</file>